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ccccc" style:font-name="Consolas" fo:font-size="10.5pt" fo:font-weight="normal" officeooo:rsid="000d29c2" officeooo:paragraph-rsid="000d29c2" fo:background-color="#ffffff"/>
    </style:style>
    <style:style style:name="P2" style:family="paragraph" style:parent-style-name="Standard">
      <style:paragraph-properties style:line-height-at-least="0.503cm"/>
      <style:text-properties fo:color="#cccccc" style:font-name="Consolas" fo:font-size="10.5pt" fo:font-weight="normal" officeooo:rsid="000d29c2" officeooo:paragraph-rsid="000d29c2" fo:background-color="#ffffff"/>
    </style:style>
    <style:style style:name="P3" style:family="paragraph" style:parent-style-name="Standard">
      <style:paragraph-properties style:line-height-at-least="0.503cm"/>
      <style:text-properties fo:color="#cccccc" style:font-name="Consolas" fo:font-size="10.5pt" fo:font-weight="normal" fo:background-color="#ffffff"/>
    </style:style>
    <style:style style:name="P4" style:family="paragraph" style:parent-style-name="Standard">
      <style:paragraph-properties style:line-height-at-least="0.503cm"/>
      <style:text-properties fo:color="#cccccc" style:font-name="Consolas" fo:font-size="10.5pt" fo:font-weight="normal" officeooo:paragraph-rsid="000d29c2" fo:background-color="#ffffff"/>
    </style:style>
    <style:style style:name="P5" style:family="paragraph" style:parent-style-name="Standard">
      <style:paragraph-properties style:line-height-at-least="0.503cm"/>
      <style:text-properties fo:color="#cccccc" fo:background-color="#ffffff"/>
    </style:style>
    <style:style style:name="P6" style:family="paragraph" style:parent-style-name="Standard">
      <style:paragraph-properties style:line-height-at-least="0.503cm"/>
      <style:text-properties fo:background-color="#ffffff"/>
    </style:style>
    <style:style style:name="P7" style:family="paragraph" style:parent-style-name="Standard">
      <style:text-properties officeooo:rsid="000d29c2" officeooo:paragraph-rsid="000d29c2" fo:background-color="#ffffff"/>
    </style:style>
    <style:style style:name="P8" style:family="paragraph" style:parent-style-name="Standard">
      <style:text-properties fo:color="#000000" fo:background-color="#ffffff"/>
    </style:style>
    <style:style style:name="P9" style:family="paragraph" style:parent-style-name="Standard">
      <style:text-properties fo:color="#000000" style:font-name="Consolas" fo:font-size="10.5pt" fo:font-weight="normal" officeooo:rsid="000d29c2" officeooo:paragraph-rsid="000d29c2" fo:background-color="#ffffff"/>
    </style:style>
    <style:style style:name="P10" style:family="paragraph" style:parent-style-name="Standard">
      <style:paragraph-properties style:line-height-at-least="0.503cm"/>
      <style:text-properties fo:color="#000000" style:font-name="Consolas" fo:font-size="10.5pt" fo:font-weight="normal" officeooo:rsid="000d29c2" officeooo:paragraph-rsid="000d29c2" fo:background-color="#ffffff"/>
    </style:style>
    <style:style style:name="P1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T1" style:family="text">
      <style:text-properties officeooo:rsid="000d29c2"/>
    </style:style>
    <style:style style:name="T2" style:family="text">
      <style:text-properties fo:color="#c586c0"/>
    </style:style>
    <style:style style:name="T3" style:family="text">
      <style:text-properties fo:color="#c586c0" style:font-name="Consolas" fo:font-size="10.5pt" fo:font-weight="normal"/>
    </style:style>
    <style:style style:name="T4" style:family="text">
      <style:text-properties fo:color="#cccccc" style:font-name="Consolas" fo:font-size="10.5pt" fo:font-weight="normal" officeooo:rsid="000d29c2" fo:background-color="#1f1f1f" loext:char-shading-value="0"/>
    </style:style>
    <style:style style:name="T5" style:family="text">
      <style:text-properties fo:color="#cccccc" style:font-name="Consolas" fo:font-size="10.5pt" fo:font-weight="normal" officeooo:rsid="000d29c2"/>
    </style:style>
    <style:style style:name="T6" style:family="text">
      <style:text-properties fo:color="#9cdcfe"/>
    </style:style>
    <style:style style:name="T7" style:family="text">
      <style:text-properties fo:color="#9cdcfe" style:font-name="Consolas" fo:font-size="10.5pt" fo:font-weight="normal"/>
    </style:style>
    <style:style style:name="T8" style:family="text">
      <style:text-properties fo:color="#ce9178"/>
    </style:style>
    <style:style style:name="T9" style:family="text">
      <style:text-properties fo:color="#ce9178" style:font-name="Consolas" fo:font-size="10.5pt" fo:font-weight="normal"/>
    </style:style>
    <style:style style:name="T10" style:family="text">
      <style:text-properties fo:color="#569cd6"/>
    </style:style>
    <style:style style:name="T11" style:family="text">
      <style:text-properties fo:color="#569cd6" style:font-name="Consolas" fo:font-size="10.5pt" fo:font-weight="normal"/>
    </style:style>
    <style:style style:name="T12" style:family="text">
      <style:text-properties fo:color="#dcdcaa"/>
    </style:style>
    <style:style style:name="T13" style:family="text">
      <style:text-properties fo:color="#dcdcaa" style:font-name="Consolas" fo:font-size="10.5pt" fo:font-weight="normal"/>
    </style:style>
    <style:style style:name="T14" style:family="text">
      <style:text-properties fo:color="#d4d4d4"/>
    </style:style>
    <style:style style:name="T15" style:family="text">
      <style:text-properties fo:color="#d4d4d4" style:font-name="Consolas" fo:font-size="10.5pt" fo:font-weight="normal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style:font-name="Consolas" fo:font-size="10.5pt" fo:font-weight="normal" officeooo:rsid="000d29c2"/>
    </style:style>
    <style:style style:name="T18" style:family="text">
      <style:text-properties fo:color="#4fc1ff" style:font-name="Consolas" fo:font-size="10.5pt" fo:font-weight="normal"/>
    </style:style>
    <style:style style:name="T19" style:family="text">
      <style:text-properties fo:color="#b5cea8" style:font-name="Consolas" fo:font-size="10.5pt" fo:font-weight="normal"/>
    </style:style>
    <style:style style:name="T20" style:family="text">
      <style:text-properties fo:color="#6a9955" style:font-name="Consolas" fo:font-size="10.5pt" fo:font-weight="normal"/>
    </style:style>
    <style:style style:name="T21" style:family="text">
      <style:text-properties fo:color="#808080" style:font-name="Consolas" fo:font-size="10.5pt" fo:font-weight="normal"/>
    </style:style>
    <style:style style:name="T22" style:family="text">
      <style:text-properties fo:color="#4ec9b0" style:font-name="Consolas" fo:font-size="10.5pt" fo:font-weight="normal"/>
    </style:style>
    <style:style style:name="T23" style:family="text">
      <style:text-properties fo:color="#d7ba7d"/>
    </style:style>
    <style:style style:name="T24" style:family="text">
      <style:text-properties fo:color="#d7ba7d" style:font-name="Consolas" fo:font-size="10.5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PP</text:p>
      <text:p text:style-name="P1"><text:span text:style-name="T2">import</text:span> <text:span text:style-name="T6">React</text:span>, { <text:span text:style-name="T6">useState</text:span> } <text:span text:style-name="T2">from</text:span> <text:span text:style-name="T8">'react'</text:span>;</text:p>
      <text:p text:style-name="P3"><text:span text:style-name="T2">import</text:span> <text:span text:style-name="T6">Selector</text:span> <text:span text:style-name="T2">from</text:span> <text:span text:style-name="T8">'./Selector'</text:span>;</text:p>
      <text:p text:style-name="P3"><text:span text:style-name="T2">import</text:span> <text:span text:style-name="T6">LanguageDropdown</text:span> <text:span text:style-name="T2">from</text:span> <text:span text:style-name="T8">'./LanguageDropdown'</text:span>;</text:p>
      <text:p text:style-name="P3"><text:span text:style-name="T2">import</text:span> <text:span text:style-name="T6">ToggleSwitch</text:span> <text:span text:style-name="T2">from</text:span> <text:span text:style-name="T8">'./ToggleSwitch'</text:span>;</text:p>
      <text:p text:style-name="P6"/>
      <text:p text:style-name="P3"><text:span text:style-name="T10">const</text:span> <text:span text:style-name="T12">App</text:span> <text:span text:style-name="T14">=</text:span> () <text:span text:style-name="T10">=&gt;</text:span> {</text:p>
      <text:p text:style-name="P5">  <text:span text:style-name="T11">const</text:span><text:span text:style-name="T16"> </text:span><text:span text:style-name="T18">tempOptions</text:span><text:span text:style-name="T16"> </text:span><text:span text:style-name="T15">=</text:span><text:span text:style-name="T16"> [</text:span><text:span text:style-name="T9">'C'</text:span><text:span text:style-name="T16">, </text:span><text:span text:style-name="T9">'F'</text:span><text:span text:style-name="T16">];</text:span></text:p>
      <text:p text:style-name="P5">  <text:span text:style-name="T11">const</text:span><text:span text:style-name="T16"> </text:span><text:span text:style-name="T18">weightOptions</text:span><text:span text:style-name="T16"> </text:span><text:span text:style-name="T15">=</text:span><text:span text:style-name="T16"> [</text:span><text:span text:style-name="T9">'g'</text:span><text:span text:style-name="T16">, </text:span><text:span text:style-name="T9">'kg'</text:span><text:span text:style-name="T16">, </text:span><text:span text:style-name="T9">'lb'</text:span><text:span text:style-name="T16">];</text:span></text:p>
      <text:p text:style-name="P5">  <text:span text:style-name="T11">const</text:span><text:span text:style-name="T16"> </text:span><text:span text:style-name="T18">langOptions</text:span><text:span text:style-name="T16"> </text:span><text:span text:style-name="T15">=</text:span><text:span text:style-name="T16"> [</text:span><text:span text:style-name="T9">'ITA'</text:span><text:span text:style-name="T16">, </text:span><text:span text:style-name="T9">'ENG'</text:span><text:span text:style-name="T16">, </text:span><text:span text:style-name="T9">'FRA'</text:span><text:span text:style-name="T16">, </text:span><text:span text:style-name="T9">'ESP'</text:span><text:span text:style-name="T16">];</text:span></text:p>
      <text:p text:style-name="P6"/>
      <text:p text:style-name="P5">  <text:span text:style-name="T11">const</text:span><text:span text:style-name="T16"> [</text:span><text:span text:style-name="T18">tempIdx</text:span><text:span text:style-name="T16">, </text:span><text:span text:style-name="T13">setTempIdx</text:span><text:span text:style-name="T16">] </text:span><text:span text:style-name="T15">=</text:span><text:span text:style-name="T16"> </text:span><text:span text:style-name="T13">useState</text:span><text:span text:style-name="T16">(</text:span><text:span text:style-name="T19">0</text:span><text:span text:style-name="T16">);</text:span></text:p>
      <text:p text:style-name="P5">  <text:span text:style-name="T11">const</text:span><text:span text:style-name="T16"> [</text:span><text:span text:style-name="T18">weightIdx</text:span><text:span text:style-name="T16">, </text:span><text:span text:style-name="T13">setWeightIdx</text:span><text:span text:style-name="T16">] </text:span><text:span text:style-name="T15">=</text:span><text:span text:style-name="T16"> </text:span><text:span text:style-name="T13">useState</text:span><text:span text:style-name="T16">(</text:span><text:span text:style-name="T19">0</text:span><text:span text:style-name="T16">);</text:span></text:p>
      <text:p text:style-name="P5">  <text:span text:style-name="T11">const</text:span><text:span text:style-name="T16"> [</text:span><text:span text:style-name="T18">langIdx</text:span><text:span text:style-name="T16">, </text:span><text:span text:style-name="T13">setLangIdx</text:span><text:span text:style-name="T16">] </text:span><text:span text:style-name="T15">=</text:span><text:span text:style-name="T16"> </text:span><text:span text:style-name="T13">useState</text:span><text:span text:style-name="T16">(</text:span><text:span text:style-name="T19">0</text:span><text:span text:style-name="T16">);</text:span></text:p>
      <text:p text:style-name="P5">  <text:span text:style-name="T11">const</text:span><text:span text:style-name="T16"> [</text:span><text:span text:style-name="T18">isLangOpen</text:span><text:span text:style-name="T16">, </text:span><text:span text:style-name="T13">setIsLangOpen</text:span><text:span text:style-name="T16">] </text:span><text:span text:style-name="T15">=</text:span><text:span text:style-name="T16"> </text:span><text:span text:style-name="T13">useState</text:span><text:span text:style-name="T16">(</text:span><text:span text:style-name="T11">false</text:span><text:span text:style-name="T16">);</text:span></text:p>
      <text:p text:style-name="P5">  <text:span text:style-name="T11">const</text:span><text:span text:style-name="T16"> [</text:span><text:span text:style-name="T18">notifications</text:span><text:span text:style-name="T16">, </text:span><text:span text:style-name="T13">setNotifications</text:span><text:span text:style-name="T16">] </text:span><text:span text:style-name="T15">=</text:span><text:span text:style-name="T16"> </text:span><text:span text:style-name="T13">useState</text:span><text:span text:style-name="T16">(</text:span><text:span text:style-name="T11">true</text:span><text:span text:style-name="T16">);</text:span></text:p>
      <text:p text:style-name="P6"/>
      <text:p text:style-name="P5">  <text:span text:style-name="T11">const</text:span><text:span text:style-name="T16"> </text:span><text:span text:style-name="T18">translations</text:span><text:span text:style-name="T16"> </text:span><text:span text:style-name="T15">=</text:span><text:span text:style-name="T16"> {</text:span></text:p>
      <text:p text:style-name="P5">    <text:span text:style-name="T7">ITA:</text:span><text:span text:style-name="T16"> { </text:span><text:span text:style-name="T7">title:</text:span><text:span text:style-name="T16"> </text:span><text:span text:style-name="T9">"Impostazioni"</text:span><text:span text:style-name="T16">, </text:span><text:span text:style-name="T7">acc:</text:span><text:span text:style-name="T16"> </text:span><text:span text:style-name="T9">"GESTIONE ACCOUNT"</text:span><text:span text:style-name="T16">, </text:span><text:span text:style-name="T7">prof:</text:span><text:span text:style-name="T16"> </text:span><text:span text:style-name="T9">"Profilo Utente"</text:span><text:span text:style-name="T16">, </text:span><text:span text:style-name="T7">sys:</text:span><text:span text:style-name="T16"> </text:span><text:span text:style-name="T9">"PREFERENZE DI SISTEMA"</text:span><text:span text:style-name="T16">, </text:span><text:span text:style-name="T7">temp:</text:span><text:span text:style-name="T16"> </text:span><text:span text:style-name="T9">"Temperatura"</text:span><text:span text:style-name="T16">, </text:span><text:span text:style-name="T7">weight:</text:span><text:span text:style-name="T16"> </text:span><text:span text:style-name="T9">"Peso"</text:span><text:span text:style-name="T16">, </text:span><text:span text:style-name="T7">lang:</text:span><text:span text:style-name="T16"> </text:span><text:span text:style-name="T9">"Lingua"</text:span><text:span text:style-name="T16">, </text:span><text:span text:style-name="T7">info:</text:span><text:span text:style-name="T16"> </text:span><text:span text:style-name="T9">"SISTEMI E INFORMAZIONI"</text:span><text:span text:style-name="T16">, </text:span><text:span text:style-name="T7">notif:</text:span><text:span text:style-name="T16"> </text:span><text:span text:style-name="T9">"Notifiche"</text:span><text:span text:style-name="T16">, </text:span><text:span text:style-name="T7">ver:</text:span><text:span text:style-name="T16"> </text:span><text:span text:style-name="T9">"Versione Software"</text:span><text:span text:style-name="T16">, </text:span><text:span text:style-name="T7">exit:</text:span><text:span text:style-name="T16"> </text:span><text:span text:style-name="T9">"DISCONNETTI"</text:span><text:span text:style-name="T16"> },</text:span></text:p>
      <text:p text:style-name="P5">    <text:span text:style-name="T7">ENG:</text:span><text:span text:style-name="T16"> { </text:span><text:span text:style-name="T7">title:</text:span><text:span text:style-name="T16"> </text:span><text:span text:style-name="T9">"Settings"</text:span><text:span text:style-name="T16">, </text:span><text:span text:style-name="T7">acc:</text:span><text:span text:style-name="T16"> </text:span><text:span text:style-name="T9">"ACCOUNT MGMT"</text:span><text:span text:style-name="T16">, </text:span><text:span text:style-name="T7">prof:</text:span><text:span text:style-name="T16"> </text:span><text:span text:style-name="T9">"User Profile"</text:span><text:span text:style-name="T16">, </text:span><text:span text:style-name="T7">sys:</text:span><text:span text:style-name="T16"> </text:span><text:span text:style-name="T9">"SYSTEM PREFERENCES"</text:span><text:span text:style-name="T16">, </text:span><text:span text:style-name="T7">temp:</text:span><text:span text:style-name="T16"> </text:span><text:span text:style-name="T9">"Temperature"</text:span><text:span text:style-name="T16">, </text:span><text:span text:style-name="T7">weight:</text:span><text:span text:style-name="T16"> </text:span><text:span text:style-name="T9">"Weight"</text:span><text:span text:style-name="T16">, </text:span><text:span text:style-name="T7">lang:</text:span><text:span text:style-name="T16"> </text:span><text:span text:style-name="T9">"Language"</text:span><text:span text:style-name="T16">, </text:span><text:span text:style-name="T7">info:</text:span><text:span text:style-name="T16"> </text:span><text:span text:style-name="T9">"SYSTEM &amp; INFO"</text:span><text:span text:style-name="T16">, </text:span><text:span text:style-name="T7">notif:</text:span><text:span text:style-name="T16"> </text:span><text:span text:style-name="T9">"Notifications"</text:span><text:span text:style-name="T16">, </text:span><text:span text:style-name="T7">ver:</text:span><text:span text:style-name="T16"> </text:span><text:span text:style-name="T9">"Software Version"</text:span><text:span text:style-name="T16">, </text:span><text:span text:style-name="T7">exit:</text:span><text:span text:style-name="T16"> </text:span><text:span text:style-name="T9">"LOGOUT"</text:span><text:span text:style-name="T16"> },</text:span></text:p>
      <text:p text:style-name="P5">    <text:span text:style-name="T20">// ... altre traduzioni</text:span></text:p>
      <text:p text:style-name="P5">  <text:span text:style-name="T16">};</text:span></text:p>
      <text:p text:style-name="P6"/>
      <text:p text:style-name="P5">  <text:span text:style-name="T11">const</text:span><text:span text:style-name="T16"> </text:span><text:span text:style-name="T18">t</text:span><text:span text:style-name="T16"> </text:span><text:span text:style-name="T15">=</text:span><text:span text:style-name="T16"> </text:span><text:span text:style-name="T18">translations</text:span><text:span text:style-name="T16">[</text:span><text:span text:style-name="T18">langOptions</text:span><text:span text:style-name="T16">[</text:span><text:span text:style-name="T18">langIdx</text:span><text:span text:style-name="T16">]] </text:span><text:span text:style-name="T15">||</text:span><text:span text:style-name="T16"> </text:span><text:span text:style-name="T18">translations</text:span><text:span text:style-name="T16">.</text:span><text:span text:style-name="T7">ENG</text:span><text:span text:style-name="T16">;</text:span></text:p>
      <text:p text:style-name="P6"/>
      <text:p text:style-name="P5">  <text:span text:style-name="T11">const</text:span><text:span text:style-name="T16"> </text:span><text:span text:style-name="T13">cycle</text:span><text:span text:style-name="T16"> </text:span><text:span text:style-name="T15">=</text:span><text:span text:style-name="T16"> (</text:span><text:span text:style-name="T7">idx</text:span><text:span text:style-name="T16">, </text:span><text:span text:style-name="T7">list</text:span><text:span text:style-name="T16">, </text:span><text:span text:style-name="T7">setter</text:span><text:span text:style-name="T16">, </text:span><text:span text:style-name="T7">direction</text:span><text:span text:style-name="T16">) </text:span><text:span text:style-name="T11">=&gt;</text:span><text:span text:style-name="T16"> {</text:span></text:p>
      <text:p text:style-name="P5">    <text:span text:style-name="T11">const</text:span><text:span text:style-name="T16"> </text:span><text:span text:style-name="T18">nextIdx</text:span><text:span text:style-name="T16"> </text:span><text:span text:style-name="T15">=</text:span><text:span text:style-name="T16"> (</text:span><text:span text:style-name="T7">idx</text:span><text:span text:style-name="T16"> </text:span><text:span text:style-name="T15">+</text:span><text:span text:style-name="T16"> </text:span><text:span text:style-name="T7">direction</text:span><text:span text:style-name="T16"> </text:span><text:span text:style-name="T15">+</text:span><text:span text:style-name="T16"> </text:span><text:span text:style-name="T7">list</text:span><text:span text:style-name="T16">.</text:span><text:span text:style-name="T7">length</text:span><text:span text:style-name="T16">) </text:span><text:span text:style-name="T15">%</text:span><text:span text:style-name="T16"> </text:span><text:span text:style-name="T7">list</text:span><text:span text:style-name="T16">.</text:span><text:span text:style-name="T7">length</text:span><text:span text:style-name="T16">;</text:span></text:p>
      <text:p text:style-name="P5">    <text:span text:style-name="T13">setter</text:span><text:span text:style-name="T16">(</text:span><text:span text:style-name="T18">nextIdx</text:span><text:span text:style-name="T16">);</text:span></text:p>
      <text:p text:style-name="P5">  <text:span text:style-name="T16">};</text:span></text:p>
      <text:p text:style-name="P6"/>
      <text:p text:style-name="P5">  <text:span text:style-name="T3">return</text:span><text:span text:style-name="T16"> (</text:span></text:p>
      <text:p text:style-name="P5">    <text:span text:style-name="T21">&lt;</text:span><text:span text:style-name="T11">div</text:span><text:span text:style-name="T16"> </text:span><text:span text:style-name="T7">className</text:span><text:span text:style-name="T15">=</text:span><text:span text:style-name="T9">"min-h-screen bg-[#0d0d0d] text-white p-6 flex justify-center font-sans select-none"</text:span><text:span text:style-name="T21">&gt;</text:span></text:p>
      <text:p text:style-name="P5">      <text:span text:style-name="T21">&lt;</text:span><text:span text:style-name="T11">div</text:span><text:span text:style-name="T16"> </text:span><text:span text:style-name="T7">className</text:span><text:span text:style-name="T15">=</text:span><text:span text:style-name="T9">"w-full max-w-sm"</text:span><text:span text:style-name="T21">&gt;</text:span></text:p>
      <text:p text:style-name="P5">        <text:span text:style-name="T21">&lt;</text:span><text:span text:style-name="T11">h1</text:span><text:span text:style-name="T16"> </text:span><text:span text:style-name="T7">className</text:span><text:span text:style-name="T15">=</text:span><text:span text:style-name="T9">"text-4xl font-bold italic uppercase mb-1"</text:span><text:span text:style-name="T21">&gt;</text:span><text:span text:style-name="T11">{</text:span><text:span text:style-name="T18">t</text:span><text:span text:style-name="T15">.</text:span><text:span text:style-name="T7">title</text:span><text:span text:style-name="T11">}</text:span><text:span text:style-name="T21">&lt;/</text:span><text:span text:style-name="T11">h1</text:span><text:span text:style-name="T21">&gt;</text:span></text:p>
      <text:p text:style-name="P5">        <text:span text:style-name="T21">&lt;</text:span><text:span text:style-name="T11">div</text:span><text:span text:style-name="T16"> </text:span><text:span text:style-name="T7">className</text:span><text:span text:style-name="T15">=</text:span><text:span text:style-name="T9">"w-12 h-1 bg-[#f2d600] mb-8"</text:span><text:span text:style-name="T21">&gt;&lt;/</text:span><text:span text:style-name="T11">div</text:span><text:span text:style-name="T21">&gt;</text:span></text:p>
      <text:p text:style-name="P6"/>
      <text:p text:style-name="P5">        <text:span text:style-name="T11">{</text:span><text:span text:style-name="T20">/* ACCOUNT */</text:span><text:span text:style-name="T11">}</text:span></text:p>
      <text:p text:style-name="P5">        <text:span text:style-name="T21">&lt;</text:span><text:span text:style-name="T11">section</text:span><text:span text:style-name="T16"> </text:span><text:span text:style-name="T7">className</text:span><text:span text:style-name="T15">=</text:span><text:span text:style-name="T9">"mb-6"</text:span><text:span text:style-name="T21">&gt;</text:span></text:p>
      <text:p text:style-name="P5">          <text:span text:style-name="T21">&lt;</text:span><text:span text:style-name="T11">h2</text:span><text:span text:style-name="T16"> </text:span><text:span text:style-name="T7">className</text:span><text:span text:style-name="T15">=</text:span><text:span text:style-name="T9">"text-[#f2d600] text-[10px] font-bold mb-2 uppercase"</text:span><text:span text:style-name="T21">&gt;</text:span><text:span text:style-name="T11">{</text:span><text:span text:style-name="T18">t</text:span><text:span text:style-name="T15">.</text:span><text:span text:style-name="T7">acc</text:span><text:span text:style-name="T11">}</text:span><text:span text:style-name="T21">&lt;/</text:span><text:span text:style-name="T11">h2</text:span><text:span text:style-name="T21">&gt;</text:span></text:p>
      <text:p text:style-name="P5">          <text:span text:style-name="T21">&lt;</text:span><text:span text:style-name="T11">div</text:span><text:span text:style-name="T16"> </text:span><text:span text:style-name="T7">className</text:span><text:span text:style-name="T15">=</text:span><text:span text:style-name="T9">"bg-[#1a1a1a] p-5 rounded-2xl flex justify-between items-center border border-gray-800/50"</text:span><text:span text:style-name="T21">&gt;</text:span></text:p>
      <text:p text:style-name="P5">            <text:span text:style-name="T21">&lt;</text:span><text:span text:style-name="T11">span</text:span><text:span text:style-name="T16"> </text:span><text:span text:style-name="T7">className</text:span><text:span text:style-name="T15">=</text:span><text:span text:style-name="T9">"text-sm"</text:span><text:span text:style-name="T21">&gt;</text:span><text:span text:style-name="T11">{</text:span><text:span text:style-name="T18">t</text:span><text:span text:style-name="T15">.</text:span><text:span text:style-name="T7">prof</text:span><text:span text:style-name="T11">}</text:span><text:span text:style-name="T21">&lt;/</text:span><text:span text:style-name="T11">span</text:span><text:span text:style-name="T21">&gt;</text:span></text:p>
      <text:p text:style-name="P5">            <text:span text:style-name="T21">&lt;</text:span><text:span text:style-name="T11">span</text:span><text:span text:style-name="T16"> </text:span><text:span text:style-name="T7">className</text:span><text:span text:style-name="T15">=</text:span><text:span text:style-name="T9">"text-[#f2d600] font-bold text-xl"</text:span><text:span text:style-name="T21">&gt;</text:span><text:span text:style-name="T16">›</text:span><text:span text:style-name="T21">&lt;/</text:span><text:span text:style-name="T11">span</text:span><text:span text:style-name="T21">&gt;</text:span></text:p>
      <text:p text:style-name="P5">          <text:span text:style-name="T21">&lt;/</text:span><text:span text:style-name="T11">div</text:span><text:span text:style-name="T21">&gt;</text:span></text:p>
      <text:p text:style-name="P5"><text:soft-page-break/>        <text:span text:style-name="T21">&lt;/</text:span><text:span text:style-name="T11">section</text:span><text:span text:style-name="T21">&gt;</text:span></text:p>
      <text:p text:style-name="P6"/>
      <text:p text:style-name="P5">        <text:span text:style-name="T11">{</text:span><text:span text:style-name="T20">/* PREFERENCES */</text:span><text:span text:style-name="T11">}</text:span></text:p>
      <text:p text:style-name="P5">        <text:span text:style-name="T21">&lt;</text:span><text:span text:style-name="T11">section</text:span><text:span text:style-name="T16"> </text:span><text:span text:style-name="T7">className</text:span><text:span text:style-name="T15">=</text:span><text:span text:style-name="T9">"mb-6"</text:span><text:span text:style-name="T21">&gt;</text:span></text:p>
      <text:p text:style-name="P5">          <text:span text:style-name="T21">&lt;</text:span><text:span text:style-name="T11">h2</text:span><text:span text:style-name="T16"> </text:span><text:span text:style-name="T7">className</text:span><text:span text:style-name="T15">=</text:span><text:span text:style-name="T9">"text-[#f2d600] text-[10px] font-bold mb-2 uppercase"</text:span><text:span text:style-name="T21">&gt;</text:span><text:span text:style-name="T11">{</text:span><text:span text:style-name="T18">t</text:span><text:span text:style-name="T15">.</text:span><text:span text:style-name="T7">sys</text:span><text:span text:style-name="T11">}</text:span><text:span text:style-name="T21">&lt;/</text:span><text:span text:style-name="T11">h2</text:span><text:span text:style-name="T21">&gt;</text:span></text:p>
      <text:p text:style-name="P5">          <text:span text:style-name="T21">&lt;</text:span><text:span text:style-name="T11">div</text:span><text:span text:style-name="T16"> </text:span><text:span text:style-name="T7">className</text:span><text:span text:style-name="T15">=</text:span><text:span text:style-name="T9">"bg-[#1a1a1a] rounded-2xl overflow-visible divide-y divide-gray-800/50 border border-gray-800/50"</text:span><text:span text:style-name="T21">&gt;</text:span></text:p>
      <text:p text:style-name="P5">            <text:span text:style-name="T21">&lt;</text:span><text:span text:style-name="T22">Selector</text:span><text:span text:style-name="T16"> </text:span></text:p>
      <text:p text:style-name="P5">              <text:span text:style-name="T7">label</text:span><text:span text:style-name="T15">=</text:span><text:span text:style-name="T11">{</text:span><text:span text:style-name="T18">t</text:span><text:span text:style-name="T15">.</text:span><text:span text:style-name="T7">temp</text:span><text:span text:style-name="T11">}</text:span><text:span text:style-name="T16"> </text:span></text:p>
      <text:p text:style-name="P5">              <text:span text:style-name="T7">value</text:span><text:span text:style-name="T15">=</text:span><text:span text:style-name="T11">{</text:span><text:span text:style-name="T18">tempOptions</text:span><text:span text:style-name="T15">[</text:span><text:span text:style-name="T18">tempIdx</text:span><text:span text:style-name="T15">]</text:span><text:span text:style-name="T11">}</text:span><text:span text:style-name="T16"> </text:span></text:p>
      <text:p text:style-name="P5">              <text:span text:style-name="T7">onPrev</text:span><text:span text:style-name="T15">=</text:span><text:span text:style-name="T11">{</text:span><text:span text:style-name="T15">() </text:span><text:span text:style-name="T11">=&gt;</text:span><text:span text:style-name="T15"> </text:span><text:span text:style-name="T13">cycle</text:span><text:span text:style-name="T15">(</text:span><text:span text:style-name="T18">tempIdx</text:span><text:span text:style-name="T15">, </text:span><text:span text:style-name="T18">tempOptions</text:span><text:span text:style-name="T15">, </text:span><text:span text:style-name="T13">setTempIdx</text:span><text:span text:style-name="T15">, -</text:span><text:span text:style-name="T19">1</text:span><text:span text:style-name="T15">)</text:span><text:span text:style-name="T11">}</text:span><text:span text:style-name="T16"> </text:span></text:p>
      <text:p text:style-name="P5">              <text:span text:style-name="T7">onNext</text:span><text:span text:style-name="T15">=</text:span><text:span text:style-name="T11">{</text:span><text:span text:style-name="T15">() </text:span><text:span text:style-name="T11">=&gt;</text:span><text:span text:style-name="T15"> </text:span><text:span text:style-name="T13">cycle</text:span><text:span text:style-name="T15">(</text:span><text:span text:style-name="T18">tempIdx</text:span><text:span text:style-name="T15">, </text:span><text:span text:style-name="T18">tempOptions</text:span><text:span text:style-name="T15">, </text:span><text:span text:style-name="T13">setTempIdx</text:span><text:span text:style-name="T15">, </text:span><text:span text:style-name="T19">1</text:span><text:span text:style-name="T15">)</text:span><text:span text:style-name="T11">}</text:span><text:span text:style-name="T16"> </text:span></text:p>
      <text:p text:style-name="P5">            <text:span text:style-name="T21">/&gt;</text:span></text:p>
      <text:p text:style-name="P5">            <text:span text:style-name="T21">&lt;</text:span><text:span text:style-name="T22">Selector</text:span><text:span text:style-name="T16"> </text:span></text:p>
      <text:p text:style-name="P5">              <text:span text:style-name="T7">label</text:span><text:span text:style-name="T15">=</text:span><text:span text:style-name="T11">{</text:span><text:span text:style-name="T18">t</text:span><text:span text:style-name="T15">.</text:span><text:span text:style-name="T7">weight</text:span><text:span text:style-name="T11">}</text:span><text:span text:style-name="T16"> </text:span></text:p>
      <text:p text:style-name="P5">              <text:span text:style-name="T7">value</text:span><text:span text:style-name="T15">=</text:span><text:span text:style-name="T11">{</text:span><text:span text:style-name="T18">weightOptions</text:span><text:span text:style-name="T15">[</text:span><text:span text:style-name="T18">weightIdx</text:span><text:span text:style-name="T15">]</text:span><text:span text:style-name="T11">}</text:span><text:span text:style-name="T16"> </text:span></text:p>
      <text:p text:style-name="P5">              <text:span text:style-name="T7">onPrev</text:span><text:span text:style-name="T15">=</text:span><text:span text:style-name="T11">{</text:span><text:span text:style-name="T15">() </text:span><text:span text:style-name="T11">=&gt;</text:span><text:span text:style-name="T15"> </text:span><text:span text:style-name="T13">cycle</text:span><text:span text:style-name="T15">(</text:span><text:span text:style-name="T18">weightIdx</text:span><text:span text:style-name="T15">, </text:span><text:span text:style-name="T18">weightOptions</text:span><text:span text:style-name="T15">, </text:span><text:span text:style-name="T13">setWeightIdx</text:span><text:span text:style-name="T15">, -</text:span><text:span text:style-name="T19">1</text:span><text:span text:style-name="T15">)</text:span><text:span text:style-name="T11">}</text:span><text:span text:style-name="T16"> </text:span></text:p>
      <text:p text:style-name="P5">              <text:span text:style-name="T7">onNext</text:span><text:span text:style-name="T15">=</text:span><text:span text:style-name="T11">{</text:span><text:span text:style-name="T15">() </text:span><text:span text:style-name="T11">=&gt;</text:span><text:span text:style-name="T15"> </text:span><text:span text:style-name="T13">cycle</text:span><text:span text:style-name="T15">(</text:span><text:span text:style-name="T18">weightIdx</text:span><text:span text:style-name="T15">, </text:span><text:span text:style-name="T18">weightOptions</text:span><text:span text:style-name="T15">, </text:span><text:span text:style-name="T13">setWeightIdx</text:span><text:span text:style-name="T15">, </text:span><text:span text:style-name="T19">1</text:span><text:span text:style-name="T15">)</text:span><text:span text:style-name="T11">}</text:span><text:span text:style-name="T16"> </text:span></text:p>
      <text:p text:style-name="P5">            <text:span text:style-name="T21">/&gt;</text:span></text:p>
      <text:p text:style-name="P5">            <text:span text:style-name="T21">&lt;</text:span><text:span text:style-name="T22">LanguageDropdown</text:span><text:span text:style-name="T16"> </text:span></text:p>
      <text:p text:style-name="P5">              <text:span text:style-name="T7">label</text:span><text:span text:style-name="T15">=</text:span><text:span text:style-name="T11">{</text:span><text:span text:style-name="T18">t</text:span><text:span text:style-name="T15">.</text:span><text:span text:style-name="T7">lang</text:span><text:span text:style-name="T11">}</text:span></text:p>
      <text:p text:style-name="P5">              <text:span text:style-name="T7">currentLang</text:span><text:span text:style-name="T15">=</text:span><text:span text:style-name="T11">{</text:span><text:span text:style-name="T18">langOptions</text:span><text:span text:style-name="T15">[</text:span><text:span text:style-name="T18">langIdx</text:span><text:span text:style-name="T15">]</text:span><text:span text:style-name="T11">}</text:span></text:p>
      <text:p text:style-name="P5">              <text:span text:style-name="T7">options</text:span><text:span text:style-name="T15">=</text:span><text:span text:style-name="T11">{</text:span><text:span text:style-name="T18">langOptions</text:span><text:span text:style-name="T11">}</text:span></text:p>
      <text:p text:style-name="P5">              <text:span text:style-name="T7">isOpen</text:span><text:span text:style-name="T15">=</text:span><text:span text:style-name="T11">{</text:span><text:span text:style-name="T18">isLangOpen</text:span><text:span text:style-name="T11">}</text:span></text:p>
      <text:p text:style-name="P5">              <text:span text:style-name="T7">onToggle</text:span><text:span text:style-name="T15">=</text:span><text:span text:style-name="T11">{</text:span><text:span text:style-name="T15">() </text:span><text:span text:style-name="T11">=&gt;</text:span><text:span text:style-name="T15"> </text:span><text:span text:style-name="T13">setIsLangOpen</text:span><text:span text:style-name="T15">(!</text:span><text:span text:style-name="T18">isLangOpen</text:span><text:span text:style-name="T15">)</text:span><text:span text:style-name="T11">}</text:span></text:p>
      <text:p text:style-name="P5">              <text:span text:style-name="T7">onSelect</text:span><text:span text:style-name="T15">=</text:span><text:span text:style-name="T11">{</text:span><text:span text:style-name="T15">(</text:span><text:span text:style-name="T7">idx</text:span><text:span text:style-name="T15">) </text:span><text:span text:style-name="T11">=&gt;</text:span><text:span text:style-name="T15"> { </text:span><text:span text:style-name="T13">setLangIdx</text:span><text:span text:style-name="T15">(</text:span><text:span text:style-name="T7">idx</text:span><text:span text:style-name="T15">); </text:span><text:span text:style-name="T13">setIsLangOpen</text:span><text:span text:style-name="T15">(</text:span><text:span text:style-name="T11">false</text:span><text:span text:style-name="T15">); }</text:span><text:span text:style-name="T11">}</text:span></text:p>
      <text:p text:style-name="P5">            <text:span text:style-name="T21">/&gt;</text:span></text:p>
      <text:p text:style-name="P5">          <text:span text:style-name="T21">&lt;/</text:span><text:span text:style-name="T11">div</text:span><text:span text:style-name="T21">&gt;</text:span></text:p>
      <text:p text:style-name="P5">        <text:span text:style-name="T21">&lt;/</text:span><text:span text:style-name="T11">section</text:span><text:span text:style-name="T21">&gt;</text:span></text:p>
      <text:p text:style-name="P6"/>
      <text:p text:style-name="P5">        <text:span text:style-name="T11">{</text:span><text:span text:style-name="T20">/* INFO */</text:span><text:span text:style-name="T11">}</text:span></text:p>
      <text:p text:style-name="P5">        <text:span text:style-name="T21">&lt;</text:span><text:span text:style-name="T11">section</text:span><text:span text:style-name="T16"> </text:span><text:span text:style-name="T7">className</text:span><text:span text:style-name="T15">=</text:span><text:span text:style-name="T9">"mb-10"</text:span><text:span text:style-name="T21">&gt;</text:span></text:p>
      <text:p text:style-name="P5">          <text:span text:style-name="T21">&lt;</text:span><text:span text:style-name="T11">h2</text:span><text:span text:style-name="T16"> </text:span><text:span text:style-name="T7">className</text:span><text:span text:style-name="T15">=</text:span><text:span text:style-name="T9">"text-[#f2d600] text-[10px] font-bold mb-2 uppercase"</text:span><text:span text:style-name="T21">&gt;</text:span><text:span text:style-name="T11">{</text:span><text:span text:style-name="T18">t</text:span><text:span text:style-name="T15">.</text:span><text:span text:style-name="T7">info</text:span><text:span text:style-name="T11">}</text:span><text:span text:style-name="T21">&lt;/</text:span><text:span text:style-name="T11">h2</text:span><text:span text:style-name="T21">&gt;</text:span></text:p>
      <text:p text:style-name="P5">          <text:span text:style-name="T21">&lt;</text:span><text:span text:style-name="T11">div</text:span><text:span text:style-name="T16"> </text:span><text:span text:style-name="T7">className</text:span><text:span text:style-name="T15">=</text:span><text:span text:style-name="T9">"bg-[#1a1a1a] rounded-2xl border border-gray-800/50 divide-y divide-gray-800/50"</text:span><text:span text:style-name="T21">&gt;</text:span></text:p>
      <text:p text:style-name="P5">            <text:span text:style-name="T21">&lt;</text:span><text:span text:style-name="T22">ToggleSwitch</text:span><text:span text:style-name="T16"> </text:span><text:span text:style-name="T7">label</text:span><text:span text:style-name="T15">=</text:span><text:span text:style-name="T11">{</text:span><text:span text:style-name="T18">t</text:span><text:span text:style-name="T15">.</text:span><text:span text:style-name="T7">notif</text:span><text:span text:style-name="T11">}</text:span><text:span text:style-name="T16"> </text:span><text:span text:style-name="T7">isActive</text:span><text:span text:style-name="T15">=</text:span><text:span text:style-name="T11">{</text:span><text:span text:style-name="T18">notifications</text:span><text:span text:style-name="T11">}</text:span><text:span text:style-name="T16"> </text:span><text:span text:style-name="T7">onToggle</text:span><text:span text:style-name="T15">=</text:span><text:span text:style-name="T11">{</text:span><text:span text:style-name="T15">() </text:span><text:span text:style-name="T11">=&gt;</text:span><text:span text:style-name="T15"> </text:span><text:span text:style-name="T13">setNotifications</text:span><text:span text:style-name="T15">(!</text:span><text:span text:style-name="T18">notifications</text:span><text:span text:style-name="T15">)</text:span><text:span text:style-name="T11">}</text:span><text:span text:style-name="T16"> </text:span><text:span text:style-name="T21">/&gt;</text:span></text:p>
      <text:p text:style-name="P5">            <text:span text:style-name="T21">&lt;</text:span><text:span text:style-name="T11">div</text:span><text:span text:style-name="T16"> </text:span><text:span text:style-name="T7">className</text:span><text:span text:style-name="T15">=</text:span><text:span text:style-name="T9">"flex justify-between items-center p-5 text-xs text-gray-500"</text:span><text:span text:style-name="T21">&gt;</text:span></text:p>
      <text:p text:style-name="P5">              <text:span text:style-name="T21">&lt;</text:span><text:span text:style-name="T11">span</text:span><text:span text:style-name="T21">&gt;</text:span><text:span text:style-name="T11">{</text:span><text:span text:style-name="T18">t</text:span><text:span text:style-name="T15">.</text:span><text:span text:style-name="T7">ver</text:span><text:span text:style-name="T11">}</text:span><text:span text:style-name="T21">&lt;/</text:span><text:span text:style-name="T11">span</text:span><text:span text:style-name="T21">&gt;</text:span></text:p>
      <text:p text:style-name="P5">              <text:span text:style-name="T21">&lt;</text:span><text:span text:style-name="T11">span</text:span><text:span text:style-name="T21">&gt;</text:span><text:span text:style-name="T16">v. 1.0.2</text:span><text:span text:style-name="T21">&lt;/</text:span><text:span text:style-name="T11">span</text:span><text:span text:style-name="T21">&gt;</text:span></text:p>
      <text:p text:style-name="P5">            <text:span text:style-name="T21">&lt;/</text:span><text:span text:style-name="T11">div</text:span><text:span text:style-name="T21">&gt;</text:span></text:p>
      <text:p text:style-name="P5">          <text:span text:style-name="T21">&lt;/</text:span><text:span text:style-name="T11">div</text:span><text:span text:style-name="T21">&gt;</text:span></text:p>
      <text:p text:style-name="P5">        <text:span text:style-name="T21">&lt;/</text:span><text:span text:style-name="T11">section</text:span><text:span text:style-name="T21">&gt;</text:span></text:p>
      <text:p text:style-name="P6"/>
      <text:p text:style-name="P5">        <text:span text:style-name="T21">&lt;</text:span><text:span text:style-name="T11">button</text:span><text:span text:style-name="T16"> </text:span><text:span text:style-name="T7">className</text:span><text:span text:style-name="T15">=</text:span><text:span text:style-name="T9">"w-full bg-[#f2d600] text-black font-black py-4 rounded-2xl text-lg uppercase active:scale-[0.97] transition-all"</text:span><text:span text:style-name="T21">&gt;</text:span></text:p>
      <text:p text:style-name="P5">          <text:span text:style-name="T11">{</text:span><text:span text:style-name="T18">t</text:span><text:span text:style-name="T15">.</text:span><text:span text:style-name="T7">exit</text:span><text:span text:style-name="T11">}</text:span></text:p>
      <text:p text:style-name="P5">        <text:span text:style-name="T21">&lt;/</text:span><text:span text:style-name="T11">button</text:span><text:span text:style-name="T21">&gt;</text:span></text:p>
      <text:p text:style-name="P5">      <text:span text:style-name="T21">&lt;/</text:span><text:span text:style-name="T11">div</text:span><text:span text:style-name="T21">&gt;</text:span></text:p>
      <text:p text:style-name="P5"><text:soft-page-break/>    <text:span text:style-name="T21">&lt;/</text:span><text:span text:style-name="T11">div</text:span><text:span text:style-name="T21">&gt;</text:span></text:p>
      <text:p text:style-name="P5">  <text:span text:style-name="T16">);</text:span></text:p>
      <text:p text:style-name="P3">};</text:p>
      <text:p text:style-name="P6"/>
      <text:p text:style-name="P3"><text:span text:style-name="T2">export</text:span> <text:span text:style-name="T2">default</text:span> <text:span text:style-name="T12">App</text:span>;</text:p>
      <text:p text:style-name="P4"/>
      <text:p text:style-name="P4"/>
      <text:p text:style-name="P4"/>
      <text:p text:style-name="P8"><text:span text:style-name="T17">Selector </text:span></text:p>
      <text:p text:style-name="P1"><text:span text:style-name="T2">import</text:span> <text:span text:style-name="T6">React</text:span> <text:span text:style-name="T2">from</text:span> <text:span text:style-name="T8">'react'</text:span>;</text:p>
      <text:p text:style-name="P6"/>
      <text:p text:style-name="P3"><text:span text:style-name="T10">const</text:span> <text:span text:style-name="T12">Selector</text:span> <text:span text:style-name="T14">=</text:span> ({ <text:span text:style-name="T6">label</text:span>, <text:span text:style-name="T6">value</text:span>, <text:span text:style-name="T6">onPrev</text:span>, <text:span text:style-name="T6">onNext</text:span> }) <text:span text:style-name="T10">=&gt;</text:span> (</text:p>
      <text:p text:style-name="P5">  <text:span text:style-name="T21">&lt;</text:span><text:span text:style-name="T11">div</text:span><text:span text:style-name="T16"> </text:span><text:span text:style-name="T7">className</text:span><text:span text:style-name="T15">=</text:span><text:span text:style-name="T9">"flex justify-between items-center p-4"</text:span><text:span text:style-name="T21">&gt;</text:span></text:p>
      <text:p text:style-name="P5">    <text:span text:style-name="T21">&lt;</text:span><text:span text:style-name="T11">span</text:span><text:span text:style-name="T16"> </text:span><text:span text:style-name="T7">className</text:span><text:span text:style-name="T15">=</text:span><text:span text:style-name="T9">"text-sm"</text:span><text:span text:style-name="T21">&gt;</text:span><text:span text:style-name="T11">{</text:span><text:span text:style-name="T7">label</text:span><text:span text:style-name="T11">}</text:span><text:span text:style-name="T21">&lt;/</text:span><text:span text:style-name="T11">span</text:span><text:span text:style-name="T21">&gt;</text:span></text:p>
      <text:p text:style-name="P5">    <text:span text:style-name="T21">&lt;</text:span><text:span text:style-name="T11">div</text:span><text:span text:style-name="T16"> </text:span><text:span text:style-name="T7">className</text:span><text:span text:style-name="T15">=</text:span><text:span text:style-name="T9">"flex items-center bg-[#252525] rounded-xl border border-gray-700 px-3 py-1.5 gap-4"</text:span><text:span text:style-name="T21">&gt;</text:span></text:p>
      <text:p text:style-name="P5">      <text:span text:style-name="T21">&lt;</text:span><text:span text:style-name="T11">button</text:span><text:span text:style-name="T16"> </text:span><text:span text:style-name="T7">onClick</text:span><text:span text:style-name="T15">=</text:span><text:span text:style-name="T11">{</text:span><text:span text:style-name="T7">onPrev</text:span><text:span text:style-name="T11">}</text:span><text:span text:style-name="T16"> </text:span><text:span text:style-name="T7">className</text:span><text:span text:style-name="T15">=</text:span><text:span text:style-name="T9">"text-[#f2d600] font-bold text-lg active:opacity-50 transition-opacity"</text:span><text:span text:style-name="T21">&gt;</text:span><text:span text:style-name="T16">‹</text:span><text:span text:style-name="T21">&lt;/</text:span><text:span text:style-name="T11">button</text:span><text:span text:style-name="T21">&gt;</text:span></text:p>
      <text:p text:style-name="P5">      <text:span text:style-name="T21">&lt;</text:span><text:span text:style-name="T11">span</text:span><text:span text:style-name="T16"> </text:span><text:span text:style-name="T7">className</text:span><text:span text:style-name="T15">=</text:span><text:span text:style-name="T9">"text-[#f2d600] font-bold min-w-[16px] text-center"</text:span><text:span text:style-name="T21">&gt;</text:span><text:span text:style-name="T11">{</text:span><text:span text:style-name="T7">value</text:span><text:span text:style-name="T11">}</text:span><text:span text:style-name="T21">&lt;/</text:span><text:span text:style-name="T11">span</text:span><text:span text:style-name="T21">&gt;</text:span></text:p>
      <text:p text:style-name="P5">      <text:span text:style-name="T21">&lt;</text:span><text:span text:style-name="T11">button</text:span><text:span text:style-name="T16"> </text:span><text:span text:style-name="T7">onClick</text:span><text:span text:style-name="T15">=</text:span><text:span text:style-name="T11">{</text:span><text:span text:style-name="T7">onNext</text:span><text:span text:style-name="T11">}</text:span><text:span text:style-name="T16"> </text:span><text:span text:style-name="T7">className</text:span><text:span text:style-name="T15">=</text:span><text:span text:style-name="T9">"text-[#f2d600] font-bold text-lg active:opacity-50 transition-opacity"</text:span><text:span text:style-name="T21">&gt;</text:span><text:span text:style-name="T16">›</text:span><text:span text:style-name="T21">&lt;/</text:span><text:span text:style-name="T11">button</text:span><text:span text:style-name="T21">&gt;</text:span></text:p>
      <text:p text:style-name="P5">    <text:span text:style-name="T21">&lt;/</text:span><text:span text:style-name="T11">div</text:span><text:span text:style-name="T21">&gt;</text:span></text:p>
      <text:p text:style-name="P5">  <text:span text:style-name="T21">&lt;/</text:span><text:span text:style-name="T11">div</text:span><text:span text:style-name="T21">&gt;</text:span></text:p>
      <text:p text:style-name="P3">);</text:p>
      <text:p text:style-name="P6"/>
      <text:p text:style-name="P3"><text:span text:style-name="T2">export</text:span> <text:span text:style-name="T2">default</text:span> <text:span text:style-name="T12">Selector</text:span>;</text:p>
      <text:p text:style-name="P9"/>
      <text:p text:style-name="P9"/>
      <text:p text:style-name="P9">LanguageDropdown</text:p>
      <text:p text:style-name="P9"/>
      <text:p text:style-name="P1"><text:span text:style-name="T2">import</text:span> <text:span text:style-name="T6">React</text:span> <text:span text:style-name="T2">from</text:span> <text:span text:style-name="T8">'react'</text:span>;</text:p>
      <text:p text:style-name="P6"/>
      <text:p text:style-name="P3"><text:span text:style-name="T10">const</text:span> <text:span text:style-name="T12">LanguageDropdown</text:span> <text:span text:style-name="T14">=</text:span> ({ <text:span text:style-name="T6">label</text:span>, <text:span text:style-name="T6">currentLang</text:span>, <text:span text:style-name="T6">options</text:span>, <text:span text:style-name="T6">isOpen</text:span>, <text:span text:style-name="T6">onToggle</text:span>, <text:span text:style-name="T6">onSelect</text:span> }) <text:span text:style-name="T10">=&gt;</text:span> (</text:p>
      <text:p text:style-name="P5">  <text:span text:style-name="T21">&lt;</text:span><text:span text:style-name="T11">div</text:span><text:span text:style-name="T16"> </text:span><text:span text:style-name="T7">className</text:span><text:span text:style-name="T15">=</text:span><text:span text:style-name="T9">"relative"</text:span><text:span text:style-name="T21">&gt;</text:span></text:p>
      <text:p text:style-name="P5">    <text:span text:style-name="T21">&lt;</text:span><text:span text:style-name="T11">div</text:span><text:span text:style-name="T16"> </text:span></text:p>
      <text:p text:style-name="P5">      <text:span text:style-name="T7">className</text:span><text:span text:style-name="T15">=</text:span><text:span text:style-name="T9">"flex justify-between items-center p-4 cursor-pointer hover:bg-white/5 transition-colors"</text:span></text:p>
      <text:p text:style-name="P5">      <text:span text:style-name="T7">onClick</text:span><text:span text:style-name="T15">=</text:span><text:span text:style-name="T11">{</text:span><text:span text:style-name="T7">onToggle</text:span><text:span text:style-name="T11">}</text:span></text:p>
      <text:p text:style-name="P5">    <text:span text:style-name="T21">&gt;</text:span></text:p>
      <text:p text:style-name="P5">      <text:span text:style-name="T21">&lt;</text:span><text:span text:style-name="T11">span</text:span><text:span text:style-name="T16"> </text:span><text:span text:style-name="T7">className</text:span><text:span text:style-name="T15">=</text:span><text:span text:style-name="T9">"text-sm"</text:span><text:span text:style-name="T21">&gt;</text:span><text:span text:style-name="T11">{</text:span><text:span text:style-name="T7">label</text:span><text:span text:style-name="T11">}</text:span><text:span text:style-name="T21">&lt;/</text:span><text:span text:style-name="T11">span</text:span><text:span text:style-name="T21">&gt;</text:span></text:p>
      <text:p text:style-name="P5">      <text:span text:style-name="T21">&lt;</text:span><text:span text:style-name="T11">div</text:span><text:span text:style-name="T16"> </text:span><text:span text:style-name="T7">className</text:span><text:span text:style-name="T15">=</text:span><text:span text:style-name="T9">"bg-[#252525] px-4 py-1.5 rounded-xl border border-gray-700 text-[#f2d600] font-bold flex items-center gap-2"</text:span><text:span text:style-name="T21">&gt;</text:span></text:p>
      <text:p text:style-name="P5">        <text:span text:style-name="T11">{</text:span><text:span text:style-name="T7">currentLang</text:span><text:span text:style-name="T11">}</text:span><text:span text:style-name="T16"> </text:span><text:span text:style-name="T21">&lt;</text:span><text:span text:style-name="T11">span</text:span><text:span text:style-name="T16"> </text:span><text:span text:style-name="T7">className</text:span><text:span text:style-name="T15">=</text:span><text:span text:style-name="T9">"text-[10px]"</text:span><text:span text:style-name="T21">&gt;</text:span><text:span text:style-name="T11">{</text:span><text:span text:style-name="T7">isOpen</text:span><text:span text:style-name="T15"> ? </text:span><text:span text:style-name="T9">'▲'</text:span><text:span text:style-name="T15"> : </text:span><text:span text:style-name="T9">'▼'</text:span><text:span text:style-name="T11">}</text:span><text:span text:style-name="T21">&lt;/</text:span><text:span text:style-name="T11">span</text:span><text:span text:style-name="T21">&gt;</text:span></text:p>
      <text:p text:style-name="P5">      <text:span text:style-name="T21">&lt;/</text:span><text:span text:style-name="T11">div</text:span><text:span text:style-name="T21">&gt;</text:span></text:p>
      <text:p text:style-name="P5">    <text:span text:style-name="T21">&lt;/</text:span><text:span text:style-name="T11">div</text:span><text:span text:style-name="T21">&gt;</text:span></text:p>
      <text:p text:style-name="P5">    </text:p>
      <text:p text:style-name="P5">    <text:span text:style-name="T11">{</text:span><text:span text:style-name="T7">isOpen</text:span><text:span text:style-name="T15"> &amp;&amp; (</text:span></text:p>
      <text:p text:style-name="P5"><text:span text:style-name="T14">      </text:span><text:span text:style-name="T21">&lt;</text:span><text:span text:style-name="T11">div</text:span><text:span text:style-name="T15"> </text:span><text:span text:style-name="T7">className</text:span><text:span text:style-name="T15">=</text:span><text:span text:style-name="T9">"absolute right-4 top-16 bg-[#2a2a2a] border border-gray-700 rounded-xl shadow-2xl z-[100] w-32 overflow-hidden"</text:span><text:span text:style-name="T21">&gt;</text:span></text:p>
      <text:p text:style-name="P5"><text:span text:style-name="T14">        </text:span><text:span text:style-name="T11">{</text:span><text:span text:style-name="T7">options</text:span><text:span text:style-name="T15">.</text:span><text:span text:style-name="T13">map</text:span><text:span text:style-name="T15">((</text:span><text:span text:style-name="T7">lang</text:span><text:span text:style-name="T15">, </text:span><text:span text:style-name="T7">index</text:span><text:span text:style-name="T15">) </text:span><text:span text:style-name="T11">=&gt;</text:span><text:span text:style-name="T15"> (</text:span></text:p>
      <text:p text:style-name="P5"><text:soft-page-break/><text:span text:style-name="T14">          </text:span><text:span text:style-name="T21">&lt;</text:span><text:span text:style-name="T11">div</text:span><text:span text:style-name="T15"> </text:span></text:p>
      <text:p text:style-name="P5"><text:span text:style-name="T14">            </text:span><text:span text:style-name="T7">key</text:span><text:span text:style-name="T15">=</text:span><text:span text:style-name="T11">{</text:span><text:span text:style-name="T7">lang</text:span><text:span text:style-name="T11">}</text:span></text:p>
      <text:p text:style-name="P5"><text:span text:style-name="T14">            </text:span><text:span text:style-name="T7">className</text:span><text:span text:style-name="T15">=</text:span><text:span text:style-name="T9">"px-4 py-3 text-sm font-bold text-center border-b border-gray-800 last:border-none hover:bg-[#f2d600] hover:text-black cursor-pointer transition-colors"</text:span></text:p>
      <text:p text:style-name="P5"><text:span text:style-name="T14">            </text:span><text:span text:style-name="T7">onClick</text:span><text:span text:style-name="T15">=</text:span><text:span text:style-name="T11">{</text:span><text:span text:style-name="T15">() </text:span><text:span text:style-name="T11">=&gt;</text:span><text:span text:style-name="T15"> </text:span><text:span text:style-name="T13">onSelect</text:span><text:span text:style-name="T15">(</text:span><text:span text:style-name="T7">index</text:span><text:span text:style-name="T15">)</text:span><text:span text:style-name="T11">}</text:span></text:p>
      <text:p text:style-name="P5"><text:span text:style-name="T14">          </text:span><text:span text:style-name="T21">&gt;</text:span></text:p>
      <text:p text:style-name="P5"><text:span text:style-name="T14">            </text:span><text:span text:style-name="T11">{</text:span><text:span text:style-name="T7">lang</text:span><text:span text:style-name="T11">}</text:span></text:p>
      <text:p text:style-name="P5"><text:span text:style-name="T14">          </text:span><text:span text:style-name="T21">&lt;/</text:span><text:span text:style-name="T11">div</text:span><text:span text:style-name="T21">&gt;</text:span></text:p>
      <text:p text:style-name="P5"><text:span text:style-name="T14">        </text:span><text:span text:style-name="T15">))</text:span><text:span text:style-name="T11">}</text:span></text:p>
      <text:p text:style-name="P5"><text:span text:style-name="T14">      </text:span><text:span text:style-name="T21">&lt;/</text:span><text:span text:style-name="T11">div</text:span><text:span text:style-name="T21">&gt;</text:span></text:p>
      <text:p text:style-name="P5"><text:span text:style-name="T14">    </text:span><text:span text:style-name="T15">)</text:span><text:span text:style-name="T11">}</text:span></text:p>
      <text:p text:style-name="P5">  <text:span text:style-name="T21">&lt;/</text:span><text:span text:style-name="T11">div</text:span><text:span text:style-name="T21">&gt;</text:span></text:p>
      <text:p text:style-name="P3">);</text:p>
      <text:p text:style-name="P6"/>
      <text:p text:style-name="P3"><text:span text:style-name="T2">export</text:span> <text:span text:style-name="T2">default</text:span> <text:span text:style-name="T12">LanguageDropdown</text:span>;</text:p>
      <text:p text:style-name="P3"/>
      <text:p text:style-name="P11">ToggleSwitch</text:p>
      <text:p text:style-name="P11"/>
      <text:p text:style-name="P3"><text:span text:style-name="T2">import</text:span> <text:span text:style-name="T6">React</text:span> <text:span text:style-name="T2">from</text:span> <text:span text:style-name="T8">'react'</text:span>;</text:p>
      <text:p text:style-name="P6"/>
      <text:p text:style-name="P3"><text:span text:style-name="T10">const</text:span> <text:span text:style-name="T12">ToggleSwitch</text:span> <text:span text:style-name="T14">=</text:span> ({ <text:span text:style-name="T6">label</text:span>, <text:span text:style-name="T6">isActive</text:span>, <text:span text:style-name="T6">onToggle</text:span> }) <text:span text:style-name="T10">=&gt;</text:span> (</text:p>
      <text:p text:style-name="P5">  <text:span text:style-name="T21">&lt;</text:span><text:span text:style-name="T11">div</text:span><text:span text:style-name="T16"> </text:span><text:span text:style-name="T7">className</text:span><text:span text:style-name="T15">=</text:span><text:span text:style-name="T9">"flex justify-between items-center p-5"</text:span><text:span text:style-name="T21">&gt;</text:span></text:p>
      <text:p text:style-name="P5">    <text:span text:style-name="T21">&lt;</text:span><text:span text:style-name="T11">span</text:span><text:span text:style-name="T16"> </text:span><text:span text:style-name="T7">className</text:span><text:span text:style-name="T15">=</text:span><text:span text:style-name="T9">"text-sm"</text:span><text:span text:style-name="T21">&gt;</text:span><text:span text:style-name="T11">{</text:span><text:span text:style-name="T7">label</text:span><text:span text:style-name="T11">}</text:span><text:span text:style-name="T21">&lt;/</text:span><text:span text:style-name="T11">span</text:span><text:span text:style-name="T21">&gt;</text:span></text:p>
      <text:p text:style-name="P5">    <text:span text:style-name="T21">&lt;</text:span><text:span text:style-name="T11">div</text:span><text:span text:style-name="T16"> </text:span></text:p>
      <text:p text:style-name="P5">      <text:span text:style-name="T7">className</text:span><text:span text:style-name="T15">=</text:span><text:span text:style-name="T11">{</text:span><text:span text:style-name="T9">`w-12 h-6 rounded-full relative transition-all duration-300 cursor-pointer </text:span><text:span text:style-name="T11">${</text:span><text:span text:style-name="T7">isActive</text:span><text:span text:style-name="T15"> ? </text:span><text:span text:style-name="T9">'bg-[#f2d600]'</text:span><text:span text:style-name="T15"> : </text:span><text:span text:style-name="T9">'bg-gray-700'</text:span><text:span text:style-name="T11">}</text:span><text:span text:style-name="T9">`</text:span><text:span text:style-name="T11">}</text:span></text:p>
      <text:p text:style-name="P5">      <text:span text:style-name="T7">onClick</text:span><text:span text:style-name="T15">=</text:span><text:span text:style-name="T11">{</text:span><text:span text:style-name="T7">onToggle</text:span><text:span text:style-name="T11">}</text:span></text:p>
      <text:p text:style-name="P5">    <text:span text:style-name="T21">&gt;</text:span></text:p>
      <text:p text:style-name="P5">      <text:span text:style-name="T21">&lt;</text:span><text:span text:style-name="T11">div</text:span><text:span text:style-name="T16"> </text:span><text:span text:style-name="T7">className</text:span><text:span text:style-name="T15">=</text:span><text:span text:style-name="T11">{</text:span><text:span text:style-name="T9">`absolute top-1 left-1 bg-black w-4 h-4 rounded-full transition-transform duration-300 </text:span><text:span text:style-name="T11">${</text:span><text:span text:style-name="T7">isActive</text:span><text:span text:style-name="T15"> ? </text:span><text:span text:style-name="T9">'translate-x-6'</text:span><text:span text:style-name="T15"> : </text:span><text:span text:style-name="T9">'translate-x-0'</text:span><text:span text:style-name="T11">}</text:span><text:span text:style-name="T9">`</text:span><text:span text:style-name="T11">}</text:span><text:span text:style-name="T21">&gt;&lt;/</text:span><text:span text:style-name="T11">div</text:span><text:span text:style-name="T21">&gt;</text:span></text:p>
      <text:p text:style-name="P5">    <text:span text:style-name="T21">&lt;/</text:span><text:span text:style-name="T11">div</text:span><text:span text:style-name="T21">&gt;</text:span></text:p>
      <text:p text:style-name="P5">  <text:span text:style-name="T21">&lt;/</text:span><text:span text:style-name="T11">div</text:span><text:span text:style-name="T21">&gt;</text:span></text:p>
      <text:p text:style-name="P3">);</text:p>
      <text:p text:style-name="P6"/>
      <text:p text:style-name="P3"><text:span text:style-name="T2">export</text:span> <text:span text:style-name="T2">default</text:span> <text:span text:style-name="T12">ToggleSwitch</text:span>;</text:p>
      <text:p text:style-name="P10"/>
      <text:p text:style-name="P10"/>
      <text:p text:style-name="P10">Index.css</text:p>
      <text:p text:style-name="P2"><text:span text:style-name="T2">@import</text:span> <text:span text:style-name="T8">"tailwindcss"</text:span>;</text:p>
      <text:p text:style-name="P3"><text:span text:style-name="T2">@import</text:span> <text:span text:style-name="T8">"tw-animate-css"</text:span>;</text:p>
      <text:p text:style-name="P6"/>
      <text:p text:style-name="P3"><text:span text:style-name="T2">@custom-variant</text:span> <text:span text:style-name="T6">dark</text:span> (&amp;<text:span text:style-name="T23">:is</text:span>(<text:span text:style-name="T23">.dark</text:span> <text:span text:style-name="T10">*</text:span>));</text:p>
      <text:p text:style-name="P6"/>
      <text:p text:style-name="P3"><text:span text:style-name="T2">@theme</text:span> inline {</text:p>
      <text:p text:style-name="P5">  <text:span text:style-name="T7">--radius-sm</text:span><text:span text:style-name="T16">: </text:span><text:span text:style-name="T13">calc</text:span><text:span text:style-name="T16">(</text:span><text:span text:style-name="T13">var</text:span><text:span text:style-name="T16">(</text:span><text:span text:style-name="T7">--radius</text:span><text:span text:style-name="T16">) </text:span><text:span text:style-name="T15">-</text:span><text:span text:style-name="T16"> </text:span><text:span text:style-name="T19">4px</text:span><text:span text:style-name="T16">);</text:span></text:p>
      <text:p text:style-name="P5">  <text:span text:style-name="T7">--radius-md</text:span><text:span text:style-name="T16">: </text:span><text:span text:style-name="T13">calc</text:span><text:span text:style-name="T16">(</text:span><text:span text:style-name="T13">var</text:span><text:span text:style-name="T16">(</text:span><text:span text:style-name="T7">--radius</text:span><text:span text:style-name="T16">) </text:span><text:span text:style-name="T15">-</text:span><text:span text:style-name="T16"> </text:span><text:span text:style-name="T19">2px</text:span><text:span text:style-name="T16">);</text:span></text:p>
      <text:p text:style-name="P5">  <text:span text:style-name="T7">--radius-lg</text:span><text:span text:style-name="T16">: </text:span><text:span text:style-name="T13">var</text:span><text:span text:style-name="T16">(</text:span><text:span text:style-name="T7">--radius</text:span><text:span text:style-name="T16">);</text:span></text:p>
      <text:p text:style-name="P5">  <text:span text:style-name="T7">--radius-xl</text:span><text:span text:style-name="T16">: </text:span><text:span text:style-name="T13">calc</text:span><text:span text:style-name="T16">(</text:span><text:span text:style-name="T13">var</text:span><text:span text:style-name="T16">(</text:span><text:span text:style-name="T7">--radius</text:span><text:span text:style-name="T16">) </text:span><text:span text:style-name="T15">+</text:span><text:span text:style-name="T16"> </text:span><text:span text:style-name="T19">4px</text:span><text:span text:style-name="T16">);</text:span></text:p>
      <text:p text:style-name="P5">  <text:span text:style-name="T7">--radius-2xl</text:span><text:span text:style-name="T16">: </text:span><text:span text:style-name="T13">calc</text:span><text:span text:style-name="T16">(</text:span><text:span text:style-name="T13">var</text:span><text:span text:style-name="T16">(</text:span><text:span text:style-name="T7">--radius</text:span><text:span text:style-name="T16">) </text:span><text:span text:style-name="T15">+</text:span><text:span text:style-name="T16"> </text:span><text:span text:style-name="T19">8px</text:span><text:span text:style-name="T16">);</text:span></text:p>
      <text:p text:style-name="P5">  <text:span text:style-name="T7">--radius-3xl</text:span><text:span text:style-name="T16">: </text:span><text:span text:style-name="T13">calc</text:span><text:span text:style-name="T16">(</text:span><text:span text:style-name="T13">var</text:span><text:span text:style-name="T16">(</text:span><text:span text:style-name="T7">--radius</text:span><text:span text:style-name="T16">) </text:span><text:span text:style-name="T15">+</text:span><text:span text:style-name="T16"> </text:span><text:span text:style-name="T19">12px</text:span><text:span text:style-name="T16">);</text:span></text:p>
      <text:p text:style-name="P5"><text:soft-page-break/>  <text:span text:style-name="T7">--radius-4xl</text:span><text:span text:style-name="T16">: </text:span><text:span text:style-name="T13">calc</text:span><text:span text:style-name="T16">(</text:span><text:span text:style-name="T13">var</text:span><text:span text:style-name="T16">(</text:span><text:span text:style-name="T7">--radius</text:span><text:span text:style-name="T16">) </text:span><text:span text:style-name="T15">+</text:span><text:span text:style-name="T16"> </text:span><text:span text:style-name="T19">16px</text:span><text:span text:style-name="T16">);</text:span></text:p>
      <text:p text:style-name="P5">  <text:span text:style-name="T7">--color-background</text:span><text:span text:style-name="T16">: </text:span><text:span text:style-name="T13">var</text:span><text:span text:style-name="T16">(</text:span><text:span text:style-name="T7">--background</text:span><text:span text:style-name="T16">);</text:span></text:p>
      <text:p text:style-name="P5">  <text:span text:style-name="T7">--color-foreground</text:span><text:span text:style-name="T16">: </text:span><text:span text:style-name="T13">var</text:span><text:span text:style-name="T16">(</text:span><text:span text:style-name="T7">--foreground</text:span><text:span text:style-name="T16">);</text:span></text:p>
      <text:p text:style-name="P5">  <text:span text:style-name="T7">--color-card</text:span><text:span text:style-name="T16">: </text:span><text:span text:style-name="T13">var</text:span><text:span text:style-name="T16">(</text:span><text:span text:style-name="T7">--card</text:span><text:span text:style-name="T16">);</text:span></text:p>
      <text:p text:style-name="P5">  <text:span text:style-name="T7">--color-card-foreground</text:span><text:span text:style-name="T16">: </text:span><text:span text:style-name="T13">var</text:span><text:span text:style-name="T16">(</text:span><text:span text:style-name="T7">--card-foreground</text:span><text:span text:style-name="T16">);</text:span></text:p>
      <text:p text:style-name="P5">  <text:span text:style-name="T7">--color-popover</text:span><text:span text:style-name="T16">: </text:span><text:span text:style-name="T13">var</text:span><text:span text:style-name="T16">(</text:span><text:span text:style-name="T7">--popover</text:span><text:span text:style-name="T16">);</text:span></text:p>
      <text:p text:style-name="P5">  <text:span text:style-name="T7">--color-popover-foreground</text:span><text:span text:style-name="T16">: </text:span><text:span text:style-name="T13">var</text:span><text:span text:style-name="T16">(</text:span><text:span text:style-name="T7">--popover-foreground</text:span><text:span text:style-name="T16">);</text:span></text:p>
      <text:p text:style-name="P5">  <text:span text:style-name="T7">--color-primary</text:span><text:span text:style-name="T16">: </text:span><text:span text:style-name="T13">var</text:span><text:span text:style-name="T16">(</text:span><text:span text:style-name="T7">--primary</text:span><text:span text:style-name="T16">);</text:span></text:p>
      <text:p text:style-name="P5">  <text:span text:style-name="T7">--color-primary-foreground</text:span><text:span text:style-name="T16">: </text:span><text:span text:style-name="T13">var</text:span><text:span text:style-name="T16">(</text:span><text:span text:style-name="T7">--primary-foreground</text:span><text:span text:style-name="T16">);</text:span></text:p>
      <text:p text:style-name="P5">  <text:span text:style-name="T7">--color-secondary</text:span><text:span text:style-name="T16">: </text:span><text:span text:style-name="T13">var</text:span><text:span text:style-name="T16">(</text:span><text:span text:style-name="T7">--secondary</text:span><text:span text:style-name="T16">);</text:span></text:p>
      <text:p text:style-name="P5">  <text:span text:style-name="T7">--color-secondary-foreground</text:span><text:span text:style-name="T16">: </text:span><text:span text:style-name="T13">var</text:span><text:span text:style-name="T16">(</text:span><text:span text:style-name="T7">--secondary-foreground</text:span><text:span text:style-name="T16">);</text:span></text:p>
      <text:p text:style-name="P5">  <text:span text:style-name="T7">--color-muted</text:span><text:span text:style-name="T16">: </text:span><text:span text:style-name="T13">var</text:span><text:span text:style-name="T16">(</text:span><text:span text:style-name="T7">--muted</text:span><text:span text:style-name="T16">);</text:span></text:p>
      <text:p text:style-name="P5">  <text:span text:style-name="T7">--color-muted-foreground</text:span><text:span text:style-name="T16">: </text:span><text:span text:style-name="T13">var</text:span><text:span text:style-name="T16">(</text:span><text:span text:style-name="T7">--muted-foreground</text:span><text:span text:style-name="T16">);</text:span></text:p>
      <text:p text:style-name="P5">  <text:span text:style-name="T7">--color-accent</text:span><text:span text:style-name="T16">: </text:span><text:span text:style-name="T13">var</text:span><text:span text:style-name="T16">(</text:span><text:span text:style-name="T7">--accent</text:span><text:span text:style-name="T16">);</text:span></text:p>
      <text:p text:style-name="P5">  <text:span text:style-name="T7">--color-accent-foreground</text:span><text:span text:style-name="T16">: </text:span><text:span text:style-name="T13">var</text:span><text:span text:style-name="T16">(</text:span><text:span text:style-name="T7">--accent-foreground</text:span><text:span text:style-name="T16">);</text:span></text:p>
      <text:p text:style-name="P5">  <text:span text:style-name="T7">--color-destructive</text:span><text:span text:style-name="T16">: </text:span><text:span text:style-name="T13">var</text:span><text:span text:style-name="T16">(</text:span><text:span text:style-name="T7">--destructive</text:span><text:span text:style-name="T16">);</text:span></text:p>
      <text:p text:style-name="P5">  <text:span text:style-name="T7">--color-border</text:span><text:span text:style-name="T16">: </text:span><text:span text:style-name="T13">var</text:span><text:span text:style-name="T16">(</text:span><text:span text:style-name="T7">--border</text:span><text:span text:style-name="T16">);</text:span></text:p>
      <text:p text:style-name="P5">  <text:span text:style-name="T7">--color-input</text:span><text:span text:style-name="T16">: </text:span><text:span text:style-name="T13">var</text:span><text:span text:style-name="T16">(</text:span><text:span text:style-name="T7">--input</text:span><text:span text:style-name="T16">);</text:span></text:p>
      <text:p text:style-name="P5">  <text:span text:style-name="T7">--color-ring</text:span><text:span text:style-name="T16">: </text:span><text:span text:style-name="T13">var</text:span><text:span text:style-name="T16">(</text:span><text:span text:style-name="T7">--ring</text:span><text:span text:style-name="T16">);</text:span></text:p>
      <text:p text:style-name="P5">  <text:span text:style-name="T7">--color-chart-1</text:span><text:span text:style-name="T16">: </text:span><text:span text:style-name="T13">var</text:span><text:span text:style-name="T16">(</text:span><text:span text:style-name="T7">--chart-1</text:span><text:span text:style-name="T16">);</text:span></text:p>
      <text:p text:style-name="P5">  <text:span text:style-name="T7">--color-chart-2</text:span><text:span text:style-name="T16">: </text:span><text:span text:style-name="T13">var</text:span><text:span text:style-name="T16">(</text:span><text:span text:style-name="T7">--chart-2</text:span><text:span text:style-name="T16">);</text:span></text:p>
      <text:p text:style-name="P5">  <text:span text:style-name="T7">--color-chart-3</text:span><text:span text:style-name="T16">: </text:span><text:span text:style-name="T13">var</text:span><text:span text:style-name="T16">(</text:span><text:span text:style-name="T7">--chart-3</text:span><text:span text:style-name="T16">);</text:span></text:p>
      <text:p text:style-name="P5">  <text:span text:style-name="T7">--color-chart-4</text:span><text:span text:style-name="T16">: </text:span><text:span text:style-name="T13">var</text:span><text:span text:style-name="T16">(</text:span><text:span text:style-name="T7">--chart-4</text:span><text:span text:style-name="T16">);</text:span></text:p>
      <text:p text:style-name="P5">  <text:span text:style-name="T7">--color-chart-5</text:span><text:span text:style-name="T16">: </text:span><text:span text:style-name="T13">var</text:span><text:span text:style-name="T16">(</text:span><text:span text:style-name="T7">--chart-5</text:span><text:span text:style-name="T16">);</text:span></text:p>
      <text:p text:style-name="P5">  <text:span text:style-name="T7">--color-sidebar</text:span><text:span text:style-name="T16">: </text:span><text:span text:style-name="T13">var</text:span><text:span text:style-name="T16">(</text:span><text:span text:style-name="T7">--sidebar</text:span><text:span text:style-name="T16">);</text:span></text:p>
      <text:p text:style-name="P5">  <text:span text:style-name="T7">--color-sidebar-foreground</text:span><text:span text:style-name="T16">: </text:span><text:span text:style-name="T13">var</text:span><text:span text:style-name="T16">(</text:span><text:span text:style-name="T7">--sidebar-foreground</text:span><text:span text:style-name="T16">);</text:span></text:p>
      <text:p text:style-name="P5">  <text:span text:style-name="T7">--color-sidebar-primary</text:span><text:span text:style-name="T16">: </text:span><text:span text:style-name="T13">var</text:span><text:span text:style-name="T16">(</text:span><text:span text:style-name="T7">--sidebar-primary</text:span><text:span text:style-name="T16">);</text:span></text:p>
      <text:p text:style-name="P5">  <text:span text:style-name="T7">--color-sidebar-primary-foreground</text:span><text:span text:style-name="T16">: </text:span><text:span text:style-name="T13">var</text:span><text:span text:style-name="T16">(</text:span><text:span text:style-name="T7">--sidebar-primary-foreground</text:span><text:span text:style-name="T16">);</text:span></text:p>
      <text:p text:style-name="P5">  <text:span text:style-name="T7">--color-sidebar-accent</text:span><text:span text:style-name="T16">: </text:span><text:span text:style-name="T13">var</text:span><text:span text:style-name="T16">(</text:span><text:span text:style-name="T7">--sidebar-accent</text:span><text:span text:style-name="T16">);</text:span></text:p>
      <text:p text:style-name="P5">  <text:span text:style-name="T7">--color-sidebar-accent-foreground</text:span><text:span text:style-name="T16">: </text:span><text:span text:style-name="T13">var</text:span><text:span text:style-name="T16">(</text:span><text:span text:style-name="T7">--sidebar-accent-foreground</text:span><text:span text:style-name="T16">);</text:span></text:p>
      <text:p text:style-name="P5">  <text:span text:style-name="T7">--color-sidebar-border</text:span><text:span text:style-name="T16">: </text:span><text:span text:style-name="T13">var</text:span><text:span text:style-name="T16">(</text:span><text:span text:style-name="T7">--sidebar-border</text:span><text:span text:style-name="T16">);</text:span></text:p>
      <text:p text:style-name="P5">  <text:span text:style-name="T7">--color-sidebar-ring</text:span><text:span text:style-name="T16">: </text:span><text:span text:style-name="T13">var</text:span><text:span text:style-name="T16">(</text:span><text:span text:style-name="T7">--sidebar-ring</text:span><text:span text:style-name="T16">);</text:span></text:p>
      <text:p text:style-name="P3">}</text:p>
      <text:p text:style-name="P6"/>
      <text:p text:style-name="P3"><text:span text:style-name="T23">:root</text:span> {</text:p>
      <text:p text:style-name="P5">  <text:span text:style-name="T7">--radius</text:span><text:span text:style-name="T16">: </text:span><text:span text:style-name="T19">0.625rem</text:span><text:span text:style-name="T16">;</text:span></text:p>
      <text:p text:style-name="P5">  <text:span text:style-name="T7">--background</text:span><text:span text:style-name="T16">: </text:span><text:span text:style-name="T13">oklch</text:span><text:span text:style-name="T16">(</text:span><text:span text:style-name="T19">1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foreground</text:span><text:span text:style-name="T16">: </text:span><text:span text:style-name="T13">oklch</text:span><text:span text:style-name="T16">(</text:span><text:span text:style-name="T19">0.14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card</text:span><text:span text:style-name="T16">: </text:span><text:span text:style-name="T13">oklch</text:span><text:span text:style-name="T16">(</text:span><text:span text:style-name="T19">1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card-foreground</text:span><text:span text:style-name="T16">: </text:span><text:span text:style-name="T13">oklch</text:span><text:span text:style-name="T16">(</text:span><text:span text:style-name="T19">0.14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popover</text:span><text:span text:style-name="T16">: </text:span><text:span text:style-name="T13">oklch</text:span><text:span text:style-name="T16">(</text:span><text:span text:style-name="T19">1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popover-foreground</text:span><text:span text:style-name="T16">: </text:span><text:span text:style-name="T13">oklch</text:span><text:span text:style-name="T16">(</text:span><text:span text:style-name="T19">0.14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primary</text:span><text:span text:style-name="T16">: </text:span><text:span text:style-name="T13">oklch</text:span><text:span text:style-name="T16">(</text:span><text:span text:style-name="T19">0.20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primary-foreground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econdary</text:span><text:span text:style-name="T16">: </text:span><text:span text:style-name="T13">oklch</text:span><text:span text:style-name="T16">(</text:span><text:span text:style-name="T19">0.97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econdary-foreground</text:span><text:span text:style-name="T16">: </text:span><text:span text:style-name="T13">oklch</text:span><text:span text:style-name="T16">(</text:span><text:span text:style-name="T19">0.20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muted</text:span><text:span text:style-name="T16">: </text:span><text:span text:style-name="T13">oklch</text:span><text:span text:style-name="T16">(</text:span><text:span text:style-name="T19">0.97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muted-foreground</text:span><text:span text:style-name="T16">: </text:span><text:span text:style-name="T13">oklch</text:span><text:span text:style-name="T16">(</text:span><text:span text:style-name="T19">0.556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accent</text:span><text:span text:style-name="T16">: </text:span><text:span text:style-name="T13">oklch</text:span><text:span text:style-name="T16">(</text:span><text:span text:style-name="T19">0.97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accent-foreground</text:span><text:span text:style-name="T16">: </text:span><text:span text:style-name="T13">oklch</text:span><text:span text:style-name="T16">(</text:span><text:span text:style-name="T19">0.20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destructive</text:span><text:span text:style-name="T16">: </text:span><text:span text:style-name="T13">oklch</text:span><text:span text:style-name="T16">(</text:span><text:span text:style-name="T19">0.577</text:span><text:span text:style-name="T16"> </text:span><text:span text:style-name="T19">0.245</text:span><text:span text:style-name="T16"> </text:span><text:span text:style-name="T19">27.325</text:span><text:span text:style-name="T16">);</text:span></text:p>
      <text:p text:style-name="P5"><text:soft-page-break/>  <text:span text:style-name="T7">--border</text:span><text:span text:style-name="T16">: </text:span><text:span text:style-name="T13">oklch</text:span><text:span text:style-name="T16">(</text:span><text:span text:style-name="T19">0.922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input</text:span><text:span text:style-name="T16">: </text:span><text:span text:style-name="T13">oklch</text:span><text:span text:style-name="T16">(</text:span><text:span text:style-name="T19">0.922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ring</text:span><text:span text:style-name="T16">: </text:span><text:span text:style-name="T13">oklch</text:span><text:span text:style-name="T16">(</text:span><text:span text:style-name="T19">0.708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chart-1</text:span><text:span text:style-name="T16">: </text:span><text:span text:style-name="T13">oklch</text:span><text:span text:style-name="T16">(</text:span><text:span text:style-name="T19">0.646</text:span><text:span text:style-name="T16"> </text:span><text:span text:style-name="T19">0.222</text:span><text:span text:style-name="T16"> </text:span><text:span text:style-name="T19">41.116</text:span><text:span text:style-name="T16">);</text:span></text:p>
      <text:p text:style-name="P5">  <text:span text:style-name="T7">--chart-2</text:span><text:span text:style-name="T16">: </text:span><text:span text:style-name="T13">oklch</text:span><text:span text:style-name="T16">(</text:span><text:span text:style-name="T19">0.6</text:span><text:span text:style-name="T16"> </text:span><text:span text:style-name="T19">0.118</text:span><text:span text:style-name="T16"> </text:span><text:span text:style-name="T19">184.704</text:span><text:span text:style-name="T16">);</text:span></text:p>
      <text:p text:style-name="P5">  <text:span text:style-name="T7">--chart-3</text:span><text:span text:style-name="T16">: </text:span><text:span text:style-name="T13">oklch</text:span><text:span text:style-name="T16">(</text:span><text:span text:style-name="T19">0.398</text:span><text:span text:style-name="T16"> </text:span><text:span text:style-name="T19">0.07</text:span><text:span text:style-name="T16"> </text:span><text:span text:style-name="T19">227.392</text:span><text:span text:style-name="T16">);</text:span></text:p>
      <text:p text:style-name="P5">  <text:span text:style-name="T7">--chart-4</text:span><text:span text:style-name="T16">: </text:span><text:span text:style-name="T13">oklch</text:span><text:span text:style-name="T16">(</text:span><text:span text:style-name="T19">0.828</text:span><text:span text:style-name="T16"> </text:span><text:span text:style-name="T19">0.189</text:span><text:span text:style-name="T16"> </text:span><text:span text:style-name="T19">84.429</text:span><text:span text:style-name="T16">);</text:span></text:p>
      <text:p text:style-name="P5">  <text:span text:style-name="T7">--chart-5</text:span><text:span text:style-name="T16">: </text:span><text:span text:style-name="T13">oklch</text:span><text:span text:style-name="T16">(</text:span><text:span text:style-name="T19">0.769</text:span><text:span text:style-name="T16"> </text:span><text:span text:style-name="T19">0.188</text:span><text:span text:style-name="T16"> </text:span><text:span text:style-name="T19">70.08</text:span><text:span text:style-name="T16">);</text:span></text:p>
      <text:p text:style-name="P5">  <text:span text:style-name="T7">--sidebar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foreground</text:span><text:span text:style-name="T16">: </text:span><text:span text:style-name="T13">oklch</text:span><text:span text:style-name="T16">(</text:span><text:span text:style-name="T19">0.14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primary</text:span><text:span text:style-name="T16">: </text:span><text:span text:style-name="T13">oklch</text:span><text:span text:style-name="T16">(</text:span><text:span text:style-name="T19">0.20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primary-foreground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accent</text:span><text:span text:style-name="T16">: </text:span><text:span text:style-name="T13">oklch</text:span><text:span text:style-name="T16">(</text:span><text:span text:style-name="T19">0.97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accent-foreground</text:span><text:span text:style-name="T16">: </text:span><text:span text:style-name="T13">oklch</text:span><text:span text:style-name="T16">(</text:span><text:span text:style-name="T19">0.20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border</text:span><text:span text:style-name="T16">: </text:span><text:span text:style-name="T13">oklch</text:span><text:span text:style-name="T16">(</text:span><text:span text:style-name="T19">0.922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ring</text:span><text:span text:style-name="T16">: </text:span><text:span text:style-name="T13">oklch</text:span><text:span text:style-name="T16">(</text:span><text:span text:style-name="T19">0.708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3">}</text:p>
      <text:p text:style-name="P6"/>
      <text:p text:style-name="P3"><text:span text:style-name="T23">.dark</text:span> {</text:p>
      <text:p text:style-name="P5">  <text:span text:style-name="T7">--background</text:span><text:span text:style-name="T16">: </text:span><text:span text:style-name="T13">oklch</text:span><text:span text:style-name="T16">(</text:span><text:span text:style-name="T19">0.14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foreground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card</text:span><text:span text:style-name="T16">: </text:span><text:span text:style-name="T13">oklch</text:span><text:span text:style-name="T16">(</text:span><text:span text:style-name="T19">0.20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card-foreground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popover</text:span><text:span text:style-name="T16">: </text:span><text:span text:style-name="T13">oklch</text:span><text:span text:style-name="T16">(</text:span><text:span text:style-name="T19">0.20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popover-foreground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primary</text:span><text:span text:style-name="T16">: </text:span><text:span text:style-name="T13">oklch</text:span><text:span text:style-name="T16">(</text:span><text:span text:style-name="T19">0.922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primary-foreground</text:span><text:span text:style-name="T16">: </text:span><text:span text:style-name="T13">oklch</text:span><text:span text:style-name="T16">(</text:span><text:span text:style-name="T19">0.20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econdary</text:span><text:span text:style-name="T16">: </text:span><text:span text:style-name="T13">oklch</text:span><text:span text:style-name="T16">(</text:span><text:span text:style-name="T19">0.269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econdary-foreground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muted</text:span><text:span text:style-name="T16">: </text:span><text:span text:style-name="T13">oklch</text:span><text:span text:style-name="T16">(</text:span><text:span text:style-name="T19">0.269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muted-foreground</text:span><text:span text:style-name="T16">: </text:span><text:span text:style-name="T13">oklch</text:span><text:span text:style-name="T16">(</text:span><text:span text:style-name="T19">0.708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accent</text:span><text:span text:style-name="T16">: </text:span><text:span text:style-name="T13">oklch</text:span><text:span text:style-name="T16">(</text:span><text:span text:style-name="T19">0.269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accent-foreground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destructive</text:span><text:span text:style-name="T16">: </text:span><text:span text:style-name="T13">oklch</text:span><text:span text:style-name="T16">(</text:span><text:span text:style-name="T19">0.704</text:span><text:span text:style-name="T16"> </text:span><text:span text:style-name="T19">0.191</text:span><text:span text:style-name="T16"> </text:span><text:span text:style-name="T19">22.216</text:span><text:span text:style-name="T16">);</text:span></text:p>
      <text:p text:style-name="P5">  <text:span text:style-name="T7">--border</text:span><text:span text:style-name="T16">: </text:span><text:span text:style-name="T13">oklch</text:span><text:span text:style-name="T16">(</text:span><text:span text:style-name="T19">1</text:span><text:span text:style-name="T16"> </text:span><text:span text:style-name="T19">0</text:span><text:span text:style-name="T16"> </text:span><text:span text:style-name="T19">0</text:span><text:span text:style-name="T16"> / </text:span><text:span text:style-name="T19">10%</text:span><text:span text:style-name="T16">);</text:span></text:p>
      <text:p text:style-name="P5">  <text:span text:style-name="T7">--input</text:span><text:span text:style-name="T16">: </text:span><text:span text:style-name="T13">oklch</text:span><text:span text:style-name="T16">(</text:span><text:span text:style-name="T19">1</text:span><text:span text:style-name="T16"> </text:span><text:span text:style-name="T19">0</text:span><text:span text:style-name="T16"> </text:span><text:span text:style-name="T19">0</text:span><text:span text:style-name="T16"> / </text:span><text:span text:style-name="T19">15%</text:span><text:span text:style-name="T16">);</text:span></text:p>
      <text:p text:style-name="P5">  <text:span text:style-name="T7">--ring</text:span><text:span text:style-name="T16">: </text:span><text:span text:style-name="T13">oklch</text:span><text:span text:style-name="T16">(</text:span><text:span text:style-name="T19">0.556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chart-1</text:span><text:span text:style-name="T16">: </text:span><text:span text:style-name="T13">oklch</text:span><text:span text:style-name="T16">(</text:span><text:span text:style-name="T19">0.488</text:span><text:span text:style-name="T16"> </text:span><text:span text:style-name="T19">0.243</text:span><text:span text:style-name="T16"> </text:span><text:span text:style-name="T19">264.376</text:span><text:span text:style-name="T16">);</text:span></text:p>
      <text:p text:style-name="P5">  <text:span text:style-name="T7">--chart-2</text:span><text:span text:style-name="T16">: </text:span><text:span text:style-name="T13">oklch</text:span><text:span text:style-name="T16">(</text:span><text:span text:style-name="T19">0.696</text:span><text:span text:style-name="T16"> </text:span><text:span text:style-name="T19">0.17</text:span><text:span text:style-name="T16"> </text:span><text:span text:style-name="T19">162.48</text:span><text:span text:style-name="T16">);</text:span></text:p>
      <text:p text:style-name="P5">  <text:span text:style-name="T7">--chart-3</text:span><text:span text:style-name="T16">: </text:span><text:span text:style-name="T13">oklch</text:span><text:span text:style-name="T16">(</text:span><text:span text:style-name="T19">0.769</text:span><text:span text:style-name="T16"> </text:span><text:span text:style-name="T19">0.188</text:span><text:span text:style-name="T16"> </text:span><text:span text:style-name="T19">70.08</text:span><text:span text:style-name="T16">);</text:span></text:p>
      <text:p text:style-name="P5">  <text:span text:style-name="T7">--chart-4</text:span><text:span text:style-name="T16">: </text:span><text:span text:style-name="T13">oklch</text:span><text:span text:style-name="T16">(</text:span><text:span text:style-name="T19">0.627</text:span><text:span text:style-name="T16"> </text:span><text:span text:style-name="T19">0.265</text:span><text:span text:style-name="T16"> </text:span><text:span text:style-name="T19">303.9</text:span><text:span text:style-name="T16">);</text:span></text:p>
      <text:p text:style-name="P5">  <text:span text:style-name="T7">--chart-5</text:span><text:span text:style-name="T16">: </text:span><text:span text:style-name="T13">oklch</text:span><text:span text:style-name="T16">(</text:span><text:span text:style-name="T19">0.645</text:span><text:span text:style-name="T16"> </text:span><text:span text:style-name="T19">0.246</text:span><text:span text:style-name="T16"> </text:span><text:span text:style-name="T19">16.439</text:span><text:span text:style-name="T16">);</text:span></text:p>
      <text:p text:style-name="P5">  <text:span text:style-name="T7">--sidebar</text:span><text:span text:style-name="T16">: </text:span><text:span text:style-name="T13">oklch</text:span><text:span text:style-name="T16">(</text:span><text:span text:style-name="T19">0.20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foreground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primary</text:span><text:span text:style-name="T16">: </text:span><text:span text:style-name="T13">oklch</text:span><text:span text:style-name="T16">(</text:span><text:span text:style-name="T19">0.488</text:span><text:span text:style-name="T16"> </text:span><text:span text:style-name="T19">0.243</text:span><text:span text:style-name="T16"> </text:span><text:span text:style-name="T19">264.376</text:span><text:span text:style-name="T16">);</text:span></text:p>
      <text:p text:style-name="P5">  <text:span text:style-name="T7">--sidebar-primary-foreground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accent</text:span><text:span text:style-name="T16">: </text:span><text:span text:style-name="T13">oklch</text:span><text:span text:style-name="T16">(</text:span><text:span text:style-name="T19">0.269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accent-foreground</text:span><text:span text:style-name="T16">: </text:span><text:span text:style-name="T13">oklch</text:span><text:span text:style-name="T16">(</text:span><text:span text:style-name="T19">0.985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5">  <text:span text:style-name="T7">--sidebar-border</text:span><text:span text:style-name="T16">: </text:span><text:span text:style-name="T13">oklch</text:span><text:span text:style-name="T16">(</text:span><text:span text:style-name="T19">1</text:span><text:span text:style-name="T16"> </text:span><text:span text:style-name="T19">0</text:span><text:span text:style-name="T16"> </text:span><text:span text:style-name="T19">0</text:span><text:span text:style-name="T16"> / </text:span><text:span text:style-name="T19">10%</text:span><text:span text:style-name="T16">);</text:span></text:p>
      <text:p text:style-name="P5">  <text:span text:style-name="T7">--sidebar-ring</text:span><text:span text:style-name="T16">: </text:span><text:span text:style-name="T13">oklch</text:span><text:span text:style-name="T16">(</text:span><text:span text:style-name="T19">0.556</text:span><text:span text:style-name="T16"> </text:span><text:span text:style-name="T19">0</text:span><text:span text:style-name="T16"> </text:span><text:span text:style-name="T19">0</text:span><text:span text:style-name="T16">);</text:span></text:p>
      <text:p text:style-name="P3">}</text:p>
      <text:p text:style-name="P6"><text:soft-page-break/></text:p>
      <text:p text:style-name="P3"><text:span text:style-name="T2">@layer</text:span> <text:span text:style-name="T6">base</text:span> {</text:p>
      <text:p text:style-name="P5">  <text:span text:style-name="T11">*</text:span><text:span text:style-name="T16"> {</text:span></text:p>
      <text:p text:style-name="P5">    <text:span text:style-name="T3">@apply</text:span><text:span text:style-name="T16"> </text:span><text:span text:style-name="T24">border-border</text:span><text:span text:style-name="T16"> </text:span><text:span text:style-name="T24">outline-ring/50</text:span><text:span text:style-name="T16">;</text:span></text:p>
      <text:p text:style-name="P5">  <text:span text:style-name="T16">}</text:span></text:p>
      <text:p text:style-name="P5">  <text:span text:style-name="T24">body</text:span><text:span text:style-name="T16"> {</text:span></text:p>
      <text:p text:style-name="P5">    <text:span text:style-name="T3">@apply</text:span><text:span text:style-name="T16"> </text:span><text:span text:style-name="T24">bg-background</text:span><text:span text:style-name="T16"> </text:span><text:span text:style-name="T24">text-foreground</text:span><text:span text:style-name="T16">;</text:span></text:p>
      <text:p text:style-name="P5">  <text:span text:style-name="T16">}</text:span></text:p>
      <text:p text:style-name="P3">}</text:p>
      <text:p text:style-name="P10"/>
      <text:p text:style-name="P11"/>
      <text:p text:style-name="P3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26S</meta:editing-duration>
    <meta:editing-cycles>3</meta:editing-cycles>
    <meta:generator>LibreOffice/5.2.2.2$Windows_x86 LibreOffice_project/8f96e87c890bf8fa77463cd4b640a2312823f3ad</meta:generator>
    <dc:date>2026-01-21T10:25:31.007000000</dc:date>
    <meta:document-statistic meta:table-count="0" meta:image-count="0" meta:object-count="0" meta:page-count="7" meta:paragraph-count="258" meta:word-count="1081" meta:character-count="10516" meta:non-whitespace-character-count="8724"/>
    <meta:user-defined meta:name="Info 1"/>
    <meta:user-defined meta:name="Info 2"/>
    <meta:user-defined meta:name="Info 3"/>
    <meta:user-defined meta:name="Info 4"/>
  </office:meta>
</office:document-meta>
</file>